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ira Code" svg:font-family="'Fira Code', 'Droid Sans Mono', monospace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92cm" fo:margin-left="-0.191cm" table:align="left" style:writing-mode="lr-tb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6.442cm" fo:margin-left="-0.191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4.7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379cm" table:align="center" style:writing-mode="lr-tb"/>
    </style:style>
    <style:style style:name="Table3.A" style:family="table-column">
      <style:table-column-properties style:column-width="2.817cm"/>
    </style:style>
    <style:style style:name="Table3.B" style:family="table-column">
      <style:table-column-properties style:column-width="2.79cm"/>
    </style:style>
    <style:style style:name="Table3.D" style:family="table-column">
      <style:table-column-properties style:column-width="2.279cm"/>
    </style:style>
    <style:style style:name="Table3.E" style:family="table-column">
      <style:table-column-properties style:column-width="2.958cm"/>
    </style:style>
    <style:style style:name="Table3.F" style:family="table-column">
      <style:table-column-properties style:column-width="2.74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D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text-properties style:font-name="Arial" fo:font-size="13pt" style:font-size-asian="13pt" style:font-name-complex="Arial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font-size-asian="13pt" style:font-name-complex="Arial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3pt" style:font-size-asian="13pt" style:font-name-complex="Arial" style:font-size-complex="13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style:font-name-asian="Times New Roman" style:font-size-asian="13pt" style:language-asian="pt" style:country-asian="BR" style:font-name-complex="Arial" style:font-size-complex="13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3pt" style:font-name-asian="Times New Roman" style:font-size-asian="13pt" style:language-asian="pt" style:country-asian="BR" style:font-name-complex="Arial" style:font-size-complex="13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3pt" style:font-name-asian="Times New Roman" style:font-size-asian="13pt" style:language-asian="pt" style:country-asian="BR" style:font-name-complex="Arial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style:font-name-asian="Times New Roman" style:font-size-asian="13pt" style:language-asian="pt" style:country-asian="BR" style:font-name-complex="Arial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" fo:font-size="13pt" fo:language="en" fo:country="US" style:font-name-asian="Times New Roman" style:font-size-asian="13pt" style:language-asian="pt" style:country-asian="BR" style:font-name-complex="Arial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language="en" fo:country="AU" style:font-size-asian="13pt" style:font-name-complex="Arial" style:font-size-complex="13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language="en" fo:country="AU" style:font-size-asian="13pt" style:font-name-complex="Arial" style:font-size-complex="13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Arial" fo:font-size="13pt" fo:language="en" fo:country="AU" style:font-size-asian="13pt" style:font-name-complex="Arial" style:font-size-complex="13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" fo:font-size="13pt" fo:language="zxx" fo:country="none" officeooo:paragraph-rsid="0011e4f5" style:font-name-asian="Times New Roman" style:font-size-asian="13pt" style:language-asian="pt" style:country-asian="BR" style:font-name-complex="Arial" style:font-size-complex="13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" fo:font-size="13pt" fo:language="zxx" fo:country="none" style:font-name-asian="Times New Roman" style:font-size-asian="13pt" style:language-asian="pt" style:country-asian="BR" style:font-name-complex="Arial" style:font-size-complex="13pt"/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21" style:family="paragraph" style:parent-style-name="Standard">
      <style:paragraph-properties fo:text-align="start" style:justify-single-word="false">
        <style:tab-stops/>
      </style:paragraph-properties>
    </style:style>
    <style:style style:name="P22" style:family="paragraph" style:parent-style-name="Standard">
      <style:paragraph-properties fo:text-align="end" style:justify-single-word="false">
        <style:tab-stops/>
      </style:paragraph-properties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DejaVu Sans Mono" fo:font-size="13pt" style:font-size-asian="13pt" style:font-name-complex="Arial" style:font-size-complex="13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2pt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Arial" fo:font-size="13pt" style:font-size-asian="13pt" style:font-name-complex="Arial" style:font-size-complex="13pt"/>
    </style:style>
    <style:style style:name="T4" style:family="text">
      <style:text-properties style:font-name="Arial" fo:font-size="13pt" style:font-name-asian="Times New Roman" style:font-size-asian="13pt" style:language-asian="pt" style:country-asian="BR" style:font-name-complex="Arial" style:font-size-complex="13pt"/>
    </style:style>
    <style:style style:name="T5" style:family="text">
      <style:text-properties style:font-name="Arial" fo:font-size="13pt" fo:language="en" fo:country="US" style:font-name-asian="Times New Roman" style:font-size-asian="13pt" style:language-asian="pt" style:country-asian="BR" style:font-name-complex="Arial" style:font-size-complex="13pt"/>
    </style:style>
    <style:style style:name="T6" style:family="text">
      <style:text-properties style:font-name="Arial" fo:font-size="13pt" fo:language="en" fo:country="AU" style:font-size-asian="13pt" style:font-name-complex="Arial" style:font-size-complex="13pt"/>
    </style:style>
    <style:style style:name="T7" style:family="text">
      <style:text-properties fo:language="en" fo:country="US"/>
    </style:style>
    <style:style style:name="T8" style:family="text">
      <style:text-properties fo:color="#000000" loext:opacity="100%" style:font-name="Arial" fo:font-size="13pt" style:font-size-asian="13pt" style:font-name-complex="Arial" style:font-size-complex="13pt"/>
    </style:style>
    <style:style style:name="T9" style:family="text">
      <style:text-properties fo:color="#000000" loext:opacity="100%" fo:font-style="normal" fo:font-weight="normal"/>
    </style:style>
    <style:style style:name="T10" style:family="text">
      <style:text-properties style:font-name-asian="Arial"/>
    </style:style>
    <style:style style:name="T11" style:family="text">
      <style:text-properties style:text-position="sub 58%" style:font-name="Arial" fo:font-size="13pt" fo:language="en" fo:country="AU" style:font-size-asian="13pt" style:font-name-complex="Arial" style:font-size-complex="13pt"/>
    </style:style>
    <style:style style:name="T12" style:family="text">
      <style:text-properties style:text-position="sub 58%" fo:language="en" fo:country="AU"/>
    </style:style>
    <style:style style:name="T13" style:family="text">
      <style:text-properties fo:color="#666666" loext:opacity="100%"/>
    </style:style>
    <style:style style:name="T14" style:family="text">
      <style:text-properties fo:color="#666666" loext:opacity="100%" fo:font-weight="normal"/>
    </style:style>
    <style:style style:name="T15" style:family="text">
      <style:text-properties fo:color="#666666" loext:opacity="100%" fo:font-style="normal" fo:font-weight="normal"/>
    </style:style>
    <style:style style:name="T16" style:family="text">
      <style:text-properties fo:color="#bbbbbb" loext:opacity="100%"/>
    </style:style>
    <style:style style:name="T17" style:family="text">
      <style:text-properties fo:color="#bbbbbb" loext:opacity="100%" fo:font-weight="normal"/>
    </style:style>
    <style:style style:name="T18" style:family="text">
      <style:text-properties fo:color="#bbbbbb" loext:opacity="100%" fo:font-style="normal" fo:font-weight="normal"/>
    </style:style>
    <style:style style:name="T19" style:family="text">
      <style:text-properties fo:color="#008000" loext:opacity="100%" fo:font-style="normal" fo:font-weight="bold"/>
    </style:style>
    <style:style style:name="T20" style:family="text">
      <style:text-properties fo:color="#b00040" loext:opacity="100%" fo:font-style="normal" fo:font-weight="normal"/>
    </style:style>
    <style:style style:name="T21" style:family="text">
      <style:text-properties fo:color="#3d7b7b" loext:opacity="100%"/>
    </style:style>
    <style:style style:name="T22" style:family="text">
      <style:text-properties fo:color="#3d7b7b" loext:opacity="100%" fo:font-weight="normal"/>
    </style:style>
    <style:style style:name="T23" style:family="text">
      <style:text-properties fo:color="#3d7b7b" loext:opacity="100%" fo:font-style="italic" fo:font-weight="normal"/>
    </style:style>
    <style:style style:name="T24" style:family="text">
      <style:text-properties fo:color="#3d7b7b" loext:opacity="100%" fo:font-style="italic" fo:font-weight="normal" style:language-complex="ar" style:country-complex="SA"/>
    </style:style>
    <style:style style:name="T25" style:family="text">
      <style:text-properties officeooo:rsid="0011e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AVALIATIVA</text:p>
      <text:p text:style-name="P1"><text:span text:style-name="T1">Instruções - 3</text:span></text:p>
      <text:p text:style-name="P3"/>
      <text:p text:style-name="P5">Estudante: <text:span text:style-name="T25">Wagner Clemente Coelho Batalha 20/0044486</text:span></text:p>
      <text:p text:style-name="P5">Estudante: <text:span text:style-name="T25">Eder de Amaral Amorim 17/0140636</text:span></text:p>
      <text:p text:style-name="P4"/>
      <text:p text:style-name="P8"/>
      <text:p text:style-name="P9"/>
      <text:p text:style-name="P10">1 - Elabore um código em linguagem C que represente o seguinte código em Assembly do MIPS (não há necessidade de especificar as declarações). Considere a seguinte associação: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$S0</text:p>
          </table:table-cell>
          <table:table-cell table:style-name="Table1.A1" office:value-type="string">
            <text:p text:style-name="P9">u</text:p>
          </table:table-cell>
        </table:table-row>
        <table:table-row table:style-name="Table1.1">
          <table:table-cell table:style-name="Table1.A1" office:value-type="string">
            <text:p text:style-name="P9">$S1</text:p>
          </table:table-cell>
          <table:table-cell table:style-name="Table1.A1" office:value-type="string">
            <text:p text:style-name="P9">z</text:p>
          </table:table-cell>
        </table:table-row>
        <table:table-row table:style-name="Table1.1">
          <table:table-cell table:style-name="Table1.A1" office:value-type="string">
            <text:p text:style-name="P9">$S2</text:p>
          </table:table-cell>
          <table:table-cell table:style-name="Table1.A1" office:value-type="string">
            <text:p text:style-name="P9">w</text:p>
          </table:table-cell>
        </table:table-row>
        <table:table-row table:style-name="Table1.1">
          <table:table-cell table:style-name="Table1.A1" office:value-type="string">
            <text:p text:style-name="P9">$S3</text:p>
          </table:table-cell>
          <table:table-cell table:style-name="Table1.A1" office:value-type="string">
            <text:p text:style-name="P9">x</text:p>
          </table:table-cell>
        </table:table-row>
        <table:table-row table:style-name="Table1.1">
          <table:table-cell table:style-name="Table1.A1" office:value-type="string">
            <text:p text:style-name="P9">$S4</text:p>
          </table:table-cell>
          <table:table-cell table:style-name="Table1.A1" office:value-type="string">
            <text:p text:style-name="P9">y</text:p>
          </table:table-cell>
        </table:table-row>
      </table:table>
      <text:p text:style-name="P9"/>
      <text:p text:style-name="P9"/>
      <text:p text:style-name="P18"><text:span text:style-name="T5">bne $s3, $s4, L1</text:span></text:p>
      <text:p text:style-name="P12">add $s0, $s1, $s2</text:p>
      <text:p text:style-name="P18"><text:span text:style-name="T5">j L2</text:span></text:p>
      <text:p text:style-name="P18"><text:span text:style-name="T5">L1:</text:span></text:p>
      <text:p text:style-name="P12">sub $s0, $s1, $s2</text:p>
      <text:p text:style-name="P18"><text:span text:style-name="T4">L2:</text:span></text:p>
      <text:p text:style-name="P18"><text:span text:style-name="T4"/></text:p>
      <text:p text:style-name="P18"><text:span text:style-name="T4"/></text:p>
      <text:p text:style-name="P16"><text:span text:style-name="T15">1</text:span><text:span text:style-name="T18"> <text:s/></text:span><text:span text:style-name="T19">if</text:span><text:span text:style-name="T18"> </text:span><text:span text:style-name="T9">(x</text:span><text:span text:style-name="T18"> </text:span><text:span text:style-name="T15">!=</text:span><text:span text:style-name="T18"> </text:span><text:span text:style-name="T9">y)</text:span><text:span text:style-name="T18"> </text:span><text:span text:style-name="T9">{</text:span></text:p>
      <text:p text:style-name="P16"><text:span text:style-name="T15">2</text:span><text:span text:style-name="T18"> <text:s text:c="5"/></text:span><text:span text:style-name="T9">u</text:span><text:span text:style-name="T18"> </text:span><text:span text:style-name="T15">=</text:span><text:span text:style-name="T18"> </text:span><text:span text:style-name="T9">z</text:span><text:span text:style-name="T18"> </text:span><text:span text:style-name="T15">-</text:span><text:span text:style-name="T18"> </text:span><text:span text:style-name="T9">w;</text:span></text:p>
      <text:p text:style-name="P16"><text:span text:style-name="T15">3</text:span><text:span text:style-name="T18"> <text:s/></text:span><text:span text:style-name="T9">}</text:span><text:span text:style-name="T18"> </text:span><text:span text:style-name="T19">else</text:span><text:span text:style-name="T18"> </text:span><text:span text:style-name="T9">{</text:span></text:p>
      <text:p text:style-name="P16"><text:span text:style-name="T15">4</text:span><text:span text:style-name="T18"> <text:s text:c="5"/></text:span><text:span text:style-name="T9">u</text:span><text:span text:style-name="T18"> </text:span><text:span text:style-name="T15">=</text:span><text:span text:style-name="T18"> </text:span><text:span text:style-name="T9">z</text:span><text:span text:style-name="T18"> </text:span><text:span text:style-name="T15">+</text:span><text:span text:style-name="T18"> </text:span><text:span text:style-name="T9">w;</text:span></text:p>
      <text:p text:style-name="P16"><text:span text:style-name="T15">5</text:span><text:span text:style-name="T18"> <text:s/></text:span><text:span text:style-name="T9">}</text:span></text:p>
      <text:p text:style-name="P6">---------------------------------</text:p>
      <text:p text:style-name="P11">2 - Elabore um código em linguagem C que represente o seguinte código em Assembly do MIPS (não há necessidade de especificar as declarações). Considere a seguinte associação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$S2</text:p>
          </table:table-cell>
          <table:table-cell table:style-name="Table2.A1" office:value-type="string">
            <text:p text:style-name="P9">x</text:p>
          </table:table-cell>
        </table:table-row>
        <table:table-row table:style-name="Table2.1">
          <table:table-cell table:style-name="Table2.A1" office:value-type="string">
            <text:p text:style-name="P9">$S3</text:p>
          </table:table-cell>
          <table:table-cell table:style-name="Table2.A1" office:value-type="string">
            <text:p text:style-name="P9">Endereço base de um vetor a</text:p>
          </table:table-cell>
        </table:table-row>
      </table:table>
      <text:p text:style-name="P5"/>
      <text:p text:style-name="P12"><text:soft-page-break/>lw $t0, 32($s3)</text:p>
      <text:p text:style-name="P12">add $t0, $s2, $t0</text:p>
      <text:p text:style-name="P9">sw $t0, 48($s3)</text:p>
      <text:p text:style-name="P9"><text:span text:style-name="T4"/></text:p>
      <text:p text:style-name="P17"><text:span text:style-name="T15">1</text:span><text:span text:style-name="T18"> <text:s/></text:span><text:span text:style-name="T20">int</text:span><text:span text:style-name="T18"> </text:span><text:span text:style-name="T9">t0</text:span><text:span text:style-name="T18"> </text:span><text:span text:style-name="T15">=</text:span><text:span text:style-name="T18"> </text:span><text:span text:style-name="T9">a[</text:span><text:span text:style-name="T15">8</text:span><text:span text:style-name="T9">];</text:span></text:p>
      <text:p text:style-name="P17"><text:span text:style-name="T15">2</text:span><text:span text:style-name="T18"> <text:s/></text:span><text:span text:style-name="T9">t0</text:span><text:span text:style-name="T18"> </text:span><text:span text:style-name="T15">+=</text:span><text:span text:style-name="T18"> </text:span><text:span text:style-name="T9">x;</text:span></text:p>
      <text:p text:style-name="P17"><text:span text:style-name="T15">3</text:span><text:span text:style-name="T18"> <text:s/></text:span><text:span text:style-name="T9">a[</text:span><text:span text:style-name="T15">12</text:span><text:span text:style-name="T9">]</text:span><text:span text:style-name="T18"> </text:span><text:span text:style-name="T15">=</text:span><text:span text:style-name="T18"> </text:span><text:span text:style-name="T9">t0;</text:span></text:p>
      <text:p text:style-name="P17"><text:span text:style-name="T15">4</text:span><text:span text:style-name="T18"> <text:s/></text:span><text:span text:style-name="T23">// ou </text:span></text:p>
      <text:p text:style-name="P17"><text:span text:style-name="T15">5</text:span><text:span text:style-name="T18"> <text:s/></text:span><text:span text:style-name="T9">a[</text:span><text:span text:style-name="T15">12</text:span><text:span text:style-name="T9">]</text:span><text:span text:style-name="T18"> </text:span><text:span text:style-name="T15">=</text:span><text:span text:style-name="T18"> </text:span><text:span text:style-name="T9">a[</text:span><text:span text:style-name="T15">8</text:span><text:span text:style-name="T9">]</text:span><text:span text:style-name="T18"> </text:span><text:span text:style-name="T15">+</text:span><text:span text:style-name="T18"> </text:span><text:span text:style-name="T9">x;</text:span></text:p>
      <text:p text:style-name="P9"/>
      <text:p text:style-name="P8">------------------------------------</text:p>
      <text:p text:style-name="P20"><text:span text:style-name="T4">3 - </text:span><text:span text:style-name="T8">Considere</text:span><text:span text:style-name="T3"> as seguintes linhas de código em Assembly do MIPS:</text:span></text:p>
      <text:p text:style-name="P13"><text:bookmark-start text:name="__DdeLink__0_3953926308"/>sub $t3,$s1,$t7<text:bookmark-end text:name="__DdeLink__0_3953926308"/></text:p>
      <text:p text:style-name="P13"><text:span text:style-name="T10"><text:s text:c="2"/></text:span>lw $t7,1200($t3)</text:p>
      <text:p text:style-name="P19"><text:span text:style-name="T6"><text:tab/></text:span>Considere, ainda, as seguintes informaçõe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4">Instrução</text:p>
          </table:table-cell>
          <table:table-cell table:style-name="Table3.A1" office:value-type="string">
            <text:p text:style-name="P14">Opcode (bin)</text:p>
          </table:table-cell>
          <table:table-cell table:style-name="Table3.A1" office:value-type="string">
            <text:p text:style-name="P14">Function (bin)</text:p>
          </table:table-cell>
          <table:table-cell table:style-name="Table3.D1" office:value-type="string">
            <text:p text:style-name="P15"/>
          </table:table-cell>
          <table:table-cell table:style-name="Table3.A1" office:value-type="string">
            <text:p text:style-name="P14">Registrador</text:p>
          </table:table-cell>
          <table:table-cell table:style-name="Table3.A1" office:value-type="string">
            <text:p text:style-name="P14">Número (bin)</text:p>
          </table:table-cell>
        </table:table-row>
        <table:table-row table:style-name="Table3.1">
          <table:table-cell table:style-name="Table3.A1" office:value-type="string">
            <text:p text:style-name="P14">sub</text:p>
          </table:table-cell>
          <table:table-cell table:style-name="Table3.A1" office:value-type="string">
            <text:p text:style-name="P14">0000000</text:p>
          </table:table-cell>
          <table:table-cell table:style-name="Table3.A1" office:value-type="string">
            <text:p text:style-name="P14">0100010</text:p>
          </table:table-cell>
          <table:table-cell table:style-name="Table3.D1" office:value-type="string">
            <text:p text:style-name="P15"/>
          </table:table-cell>
          <table:table-cell table:style-name="Table3.A1" office:value-type="string">
            <text:p text:style-name="P14">$t3</text:p>
          </table:table-cell>
          <table:table-cell table:style-name="Table3.A1" office:value-type="string">
            <text:p text:style-name="P14">001011</text:p>
          </table:table-cell>
        </table:table-row>
        <table:table-row table:style-name="Table3.1">
          <table:table-cell table:style-name="Table3.A1" office:value-type="string">
            <text:p text:style-name="P14">lw</text:p>
          </table:table-cell>
          <table:table-cell table:style-name="Table3.A1" office:value-type="string">
            <text:p text:style-name="P14">0100011</text:p>
          </table:table-cell>
          <table:table-cell table:style-name="Table3.A1" office:value-type="string">
            <text:p text:style-name="P14">--</text:p>
          </table:table-cell>
          <table:table-cell table:style-name="Table3.D1" office:value-type="string">
            <text:p text:style-name="P15"/>
          </table:table-cell>
          <table:table-cell table:style-name="Table3.A1" office:value-type="string">
            <text:p text:style-name="P14">$t7</text:p>
          </table:table-cell>
          <table:table-cell table:style-name="Table3.A1" office:value-type="string">
            <text:p text:style-name="P14">001111</text:p>
          </table:table-cell>
        </table:table-row>
        <table:table-row table:style-name="Table3.1"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/>
          </table:table-cell>
          <table:table-cell table:style-name="Table3.D4" office:value-type="string">
            <text:p text:style-name="P15"/>
          </table:table-cell>
          <table:table-cell table:style-name="Table3.A1" office:value-type="string">
            <text:p text:style-name="P14">$s1</text:p>
          </table:table-cell>
          <table:table-cell table:style-name="Table3.A1" office:value-type="string">
            <text:p text:style-name="P14">010001</text:p>
          </table:table-cell>
        </table:table-row>
      </table:table>
      <text:p text:style-name="P19"><text:span text:style-name="T6">(1200)</text:span><text:span text:style-name="T11">10</text:span><text:span text:style-name="T6"> = (10010110000)</text:span><text:span text:style-name="T11">2</text:span></text:p>
      <text:p text:style-name="P7"><text:tab/>Para cada linha do código em MIPS, elabore a linha completa do código em linguagem de máquina (use base binária), explicitando o porquê da localização de cada número, o seu significado e a correspondência de cada um desses valores com as informações das linhas de código em MIPS (instruções, registradores etc).</text:p>
      <text:p text:style-name="P7"/>
      <text:p text:style-name="P23">Formato R <text:s text:c="26"/></text:p>
      <text:p text:style-name="P23">op <text:s text:c="3"/>, rs <text:s/>, rt <text:s/>, rd <text:s/>,shant,opcode</text:p>
      <text:p text:style-name="P23">000000,10001,01111,01011,00000,100010 //sub $t3, $s1, $t7</text:p>
      <text:p text:style-name="P23"><text:s/></text:p>
      <text:p text:style-name="P23">Formato I <text:s text:c="24"/></text:p>
      <text:p text:style-name="P23">op <text:s text:c="3"/>, rs <text:s/>, rt <text:s/>, constante <text:s text:c="5"/></text:p>
      <text:p text:style-name="P23">100011,01011,01111,0000010010110000 // lw $t7,1200($t3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ira Code" svg:font-family="'Fira Code', 'Droid Sans Mono', monospace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usuário</meta:initial-creator>
    <meta:creation-date>2015-04-09T18:10:00</meta:creation-date>
    <dc:date>2022-07-07T20:45:32.816359355</dc:date>
    <meta:editing-cycles>23</meta:editing-cycles>
    <meta:editing-duration>PT52M12S</meta:editing-duration>
    <meta:generator>LibreOffice/7.3.4.2$Linux_X86_64 LibreOffice_project/30$Build-2</meta:generator>
    <meta:document-statistic meta:table-count="3" meta:image-count="0" meta:object-count="0" meta:page-count="2" meta:paragraph-count="71" meta:word-count="289" meta:character-count="1690" meta:non-whitespace-character-count="1377"/>
  </office:meta>
</office:document-meta>
</file>